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0.9mm"/>
    </style:style>
    <style:style style:name="co8" style:family="table-column">
      <style:table-column-properties fo:break-before="auto" style:column-width="25.01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29.14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7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Должность</text:p>
          </table:table-cell>
          <table:table-cell table:style-name="ce1" office:value-type="string" calcext:value-type="string" table:number-columns-spanned="1" table:number-rows-spanned="2">
            <text:p>Оклад</text:p>
          </table:table-cell>
          <table:table-cell table:style-name="ce1" office:value-type="string" calcext:value-type="string" table:number-columns-spanned="1" table:number-rows-spanned="2">
            <text:p>Отработано дней</text:p>
          </table:table-cell>
          <table:table-cell table:style-name="ce1" office:value-type="string" calcext:value-type="string" table:number-columns-spanned="1" table:number-rows-spanned="2">
            <text:p>Сальдо на 1.10</text:p>
          </table:table-cell>
          <table:table-cell table:style-name="ce1" office:value-type="string" calcext:value-type="string" table:number-columns-spanned="4" table:number-rows-spanned="1">
            <text:p>Насчитано за октябрь</text:p>
          </table:table-cell>
          <table:covered-table-cell table:number-columns-repeated="3" table:style-name="ce2"/>
          <table:table-cell table:style-name="ce5" office:value-type="string" calcext:value-type="string">
            <text:p>Насчитано в общем</text:p>
          </table:table-cell>
          <table:table-cell table:style-name="ce1" office:value-type="string" calcext:value-type="string" table:number-columns-spanned="3" table:number-rows-spanned="1">
            <text:p>Выдано, удержано</text:p>
          </table:table-cell>
          <table:covered-table-cell table:number-columns-repeated="2" table:style-name="ce2"/>
          <table:table-cell table:style-name="ce5" office:value-type="string" calcext:value-type="string">
            <text:p>Всего удержано</text:p>
          </table:table-cell>
          <table:table-cell table:style-name="ce5" office:value-type="string" calcext:value-type="string">
            <text:p>К выдаче</text:p>
          </table:table-cell>
          <table:table-cell office:value-type="string" calcext:value-type="string">
            <text:p>Товарооборот</text:p>
          </table:table-cell>
          <table:table-cell office:value-type="float" office:value="568400" calcext:value-type="float">
            <text:p>568400</text:p>
          </table:table-cell>
        </table:table-row>
        <table:table-row table:style-name="ro1">
          <table:covered-table-cell table:number-columns-repeated="4" table:style-name="ce2"/>
          <table:table-cell table:style-name="ce5" office:value-type="string" calcext:value-type="string">
            <text:p>Зарплата</text:p>
          </table:table-cell>
          <table:table-cell table:style-name="ce5" office:value-type="string" calcext:value-type="string">
            <text:p>Премии (%)</text:p>
          </table:table-cell>
          <table:table-cell table:style-name="ce5" office:value-type="string" calcext:value-type="string">
            <text:p>Доплаты</text:p>
          </table:table-cell>
          <table:table-cell table:style-name="ce5" office:value-type="string" calcext:value-type="string">
            <text:p>Больничные</text:p>
          </table:table-cell>
          <table:table-cell table:style-name="ce2"/>
          <table:table-cell table:style-name="ce5" office:value-type="string" calcext:value-type="string">
            <text:p>Аванс 10.10</text:p>
          </table:table-cell>
          <table:table-cell table:style-name="ce5" office:value-type="string" calcext:value-type="string">
            <text:p>ПДФО</text:p>
          </table:table-cell>
          <table:table-cell table:style-name="ce5" office:value-type="string" calcext:value-type="string">
            <text:p>Военный сбор</text:p>
          </table:table-cell>
          <table:table-cell table:style-name="ce2" table:number-columns-repeated="2"/>
          <table:table-cell office:value-type="string" calcext:value-type="string">
            <text:p>Премия за выполнение плана (%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Директор</text:p>
          </table:table-cell>
          <table:table-cell office:value-type="currency" office:currency="RUB" office:value="6500" calcext:value-type="currency">
            <text:p>6 500,00 руб.</text:p>
          </table:table-cell>
          <table:table-cell office:value-type="float" office:value="22" calcext:value-type="float">
            <text:p>22</text:p>
          </table:table-cell>
          <table:table-cell office:value-type="float" office:value="3100" calcext:value-type="float">
            <text:p>3100</text:p>
          </table:table-cell>
          <table:table-cell table:formula="of:=[.B3]*[.C3]/22" office:value-type="currency" office:currency="RUB" office:value="6500" calcext:value-type="currency">
            <text:p>6 500,00 руб.</text:p>
          </table:table-cell>
          <table:table-cell table:formula="of:=((15)+(5.4*0.3))*[.E3]/100" office:value-type="currency" office:currency="RUB" office:value="1080.3" calcext:value-type="currency">
            <text:p>1 080,30 руб.</text:p>
          </table:table-cell>
          <table:table-cell table:style-name="Default"/>
          <table:table-cell/>
          <table:table-cell table:formula="of:=[.E3]+[.F3]+[.G3]+[.H3]" office:value-type="currency" office:currency="RUB" office:value="7580.3" calcext:value-type="currency">
            <text:p>7 580,30 руб.</text:p>
          </table:table-cell>
          <table:table-cell table:formula="of:=[.D3]" office:value-type="currency" office:currency="RUB" office:value="3100" calcext:value-type="currency">
            <text:p>3 100,00 руб.</text:p>
          </table:table-cell>
          <table:table-cell table:formula="of:=[.I3]*0.18" office:value-type="currency" office:currency="RUB" office:value="1364.454" calcext:value-type="currency">
            <text:p>1 364,45 руб.</text:p>
          </table:table-cell>
          <table:table-cell table:formula="of:=[.I3]*0.015" office:value-type="currency" office:currency="RUB" office:value="113.7045" calcext:value-type="currency">
            <text:p>113,70 руб.</text:p>
          </table:table-cell>
          <table:table-cell table:formula="of:=[.J3]+[.K3]+[.L3]" office:value-type="currency" office:currency="RUB" office:value="4578.1585" calcext:value-type="currency">
            <text:p>4 578,16 руб.</text:p>
          </table:table-cell>
          <table:table-cell table:formula="of:=[.D3]+[.I3]-[.M3]" office:value-type="currency" office:currency="RUB" office:value="6102.1415" calcext:value-type="currency">
            <text:p>6 102,14 руб.</text:p>
          </table:table-cell>
          <table:table-cell office:value-type="string" calcext:value-type="string">
            <text:p>Процент перевыполнения (%)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Главбух</text:p>
          </table:table-cell>
          <table:table-cell office:value-type="currency" office:currency="RUB" office:value="6000" calcext:value-type="currency">
            <text:p>6 000,00 руб.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table:formula="of:=[.B4]*[.C4]/22" office:value-type="currency" office:currency="RUB" office:value="6000" calcext:value-type="currency">
            <text:p>6 000,00 руб.</text:p>
          </table:table-cell>
          <table:table-cell table:formula="of:=((15)+(5.4*0.3))*[.E4]/100" office:value-type="currency" office:currency="RUB" office:value="997.2" calcext:value-type="currency">
            <text:p>997,20 руб.</text:p>
          </table:table-cell>
          <table:table-cell table:style-name="ce3"/>
          <table:table-cell/>
          <table:table-cell table:formula="of:=[.E4]+[.F4]+[.G4]+[.H4]" office:value-type="currency" office:currency="RUB" office:value="6997.2" calcext:value-type="currency">
            <text:p>6 997,20 руб.</text:p>
          </table:table-cell>
          <table:table-cell table:formula="of:=[.D4]" office:value-type="currency" office:currency="RUB" office:value="3000" calcext:value-type="currency">
            <text:p>3 000,00 руб.</text:p>
          </table:table-cell>
          <table:table-cell table:formula="of:=[.I4]*0.18" office:value-type="currency" office:currency="RUB" office:value="1259.496" calcext:value-type="currency">
            <text:p>1 259,50 руб.</text:p>
          </table:table-cell>
          <table:table-cell table:formula="of:=[.I4]*0.015" office:value-type="currency" office:currency="RUB" office:value="104.958" calcext:value-type="currency">
            <text:p>104,96 руб.</text:p>
          </table:table-cell>
          <table:table-cell table:formula="of:=[.J4]+[.K4]+[.L4]" office:value-type="currency" office:currency="RUB" office:value="4364.454" calcext:value-type="currency">
            <text:p>4 364,45 руб.</text:p>
          </table:table-cell>
          <table:table-cell table:formula="of:=[.D4]+[.I4]-[.M4]" office:value-type="currency" office:currency="RUB" office:value="5632.746" calcext:value-type="currency">
            <text:p>5 632,75 руб.</text:p>
          </table:table-cell>
          <table:table-cell office:value-type="string" calcext:value-type="string">
            <text:p>За товарооборот (/100грн т/о)</text:p>
          </table:table-cell>
          <table:table-cell table:style-name="ce7" office:value-type="currency" office:currency="RUB" office:value="4.5" calcext:value-type="currency">
            <text:p>4,50 руб.</text:p>
          </table:table-cell>
        </table:table-row>
        <table:table-row table:style-name="ro1">
          <table:table-cell office:value-type="string" calcext:value-type="string">
            <text:p>Кассир</text:p>
          </table:table-cell>
          <table:table-cell office:value-type="currency" office:currency="RUB" office:value="4500" calcext:value-type="currency">
            <text:p>4 500,00 руб.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table:formula="of:=[.B5]*[.C5]/22" office:value-type="currency" office:currency="RUB" office:value="3477.27272727273" calcext:value-type="currency">
            <text:p>3 477,27 руб.</text:p>
          </table:table-cell>
          <table:table-cell table:formula="of:=((15)+(5.4*0.3))*[.E5]/100" office:value-type="currency" office:currency="RUB" office:value="577.922727272727" calcext:value-type="currency">
            <text:p>577,92 руб.</text:p>
          </table:table-cell>
          <table:table-cell table:style-name="ce3"/>
          <table:table-cell/>
          <table:table-cell table:formula="of:=[.E5]+[.F5]+[.G5]+[.H5]" office:value-type="currency" office:currency="RUB" office:value="4055.19545454546" calcext:value-type="currency">
            <text:p>4 055,20 руб.</text:p>
          </table:table-cell>
          <table:table-cell table:formula="of:=[.D5]" office:value-type="currency" office:currency="RUB" office:value="2500" calcext:value-type="currency">
            <text:p>2 500,00 руб.</text:p>
          </table:table-cell>
          <table:table-cell table:formula="of:=[.I5]*0.18" office:value-type="currency" office:currency="RUB" office:value="729.935181818182" calcext:value-type="currency">
            <text:p>729,94 руб.</text:p>
          </table:table-cell>
          <table:table-cell table:formula="of:=[.I5]*0.015" office:value-type="currency" office:currency="RUB" office:value="60.8279318181818" calcext:value-type="currency">
            <text:p>60,83 руб.</text:p>
          </table:table-cell>
          <table:table-cell table:formula="of:=[.J5]+[.K5]+[.L5]" office:value-type="currency" office:currency="RUB" office:value="3290.76311363636" calcext:value-type="currency">
            <text:p>3 290,76 руб.</text:p>
          </table:table-cell>
          <table:table-cell table:formula="of:=[.D5]+[.I5]-[.M5]" office:value-type="currency" office:currency="RUB" office:value="3264.43234090909" calcext:value-type="currency">
            <text:p>3 264,43 руб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ономист</text:p>
          </table:table-cell>
          <table:table-cell office:value-type="currency" office:currency="RUB" office:value="5200" calcext:value-type="currency">
            <text:p>5 200,00 руб.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6]*[.C6]/22" office:value-type="currency" office:currency="RUB" office:value="5200" calcext:value-type="currency">
            <text:p>5 200,00 руб.</text:p>
          </table:table-cell>
          <table:table-cell table:formula="of:=((15)+(5.4*0.3))*[.E6]/100" office:value-type="currency" office:currency="RUB" office:value="864.24" calcext:value-type="currency">
            <text:p>864,24 руб.</text:p>
          </table:table-cell>
          <table:table-cell table:style-name="ce3"/>
          <table:table-cell/>
          <table:table-cell table:formula="of:=[.E6]+[.F6]+[.G6]+[.H6]" office:value-type="currency" office:currency="RUB" office:value="6064.24" calcext:value-type="currency">
            <text:p>6 064,24 руб.</text:p>
          </table:table-cell>
          <table:table-cell table:formula="of:=[.D6]" office:value-type="currency" office:currency="RUB" office:value="0" calcext:value-type="currency">
            <text:p>0,00 руб.</text:p>
          </table:table-cell>
          <table:table-cell table:formula="of:=[.I6]*0.18" office:value-type="currency" office:currency="RUB" office:value="1091.5632" calcext:value-type="currency">
            <text:p>1 091,56 руб.</text:p>
          </table:table-cell>
          <table:table-cell table:formula="of:=[.I6]*0.015" office:value-type="currency" office:currency="RUB" office:value="90.9636" calcext:value-type="currency">
            <text:p>90,96 руб.</text:p>
          </table:table-cell>
          <table:table-cell table:formula="of:=[.J6]+[.K6]+[.L6]" office:value-type="currency" office:currency="RUB" office:value="1182.5268" calcext:value-type="currency">
            <text:p>1 182,53 руб.</text:p>
          </table:table-cell>
          <table:table-cell table:formula="of:=[.D6]+[.I6]-[.M6]" office:value-type="currency" office:currency="RUB" office:value="4881.7132" calcext:value-type="currency">
            <text:p>4 881,71 руб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. продавец</text:p>
          </table:table-cell>
          <table:table-cell office:value-type="currency" office:currency="RUB" office:value="5500" calcext:value-type="currency">
            <text:p>5 500,00 руб.</text:p>
          </table:table-cell>
          <table:table-cell office:value-type="float" office:value="22" calcext:value-type="float">
            <text:p>22</text:p>
          </table:table-cell>
          <table:table-cell office:value-type="float" office:value="3100" calcext:value-type="float">
            <text:p>3100</text:p>
          </table:table-cell>
          <table:table-cell table:style-name="ce6" table:formula="of:=[.B7]*1.8275" office:value-type="currency" office:currency="RUB" office:value="10051.25" calcext:value-type="currency">
            <text:p>10 051,25 руб.</text:p>
          </table:table-cell>
          <table:table-cell table:formula="of:=((15)+(5.4*0.3))*[.E7]/100" office:value-type="currency" office:currency="RUB" office:value="1670.51775" calcext:value-type="currency">
            <text:p>1 670,52 руб.</text:p>
          </table:table-cell>
          <table:table-cell table:formula="of:=[.E7]*0.2" office:value-type="currency" office:currency="RUB" office:value="2010.25" calcext:value-type="currency">
            <text:p>2 010,25 руб.</text:p>
          </table:table-cell>
          <table:table-cell/>
          <table:table-cell table:formula="of:=[.E7]+[.F7]+[.G7]+[.H7]" office:value-type="currency" office:currency="RUB" office:value="13732.01775" calcext:value-type="currency">
            <text:p>13 732,02 руб.</text:p>
          </table:table-cell>
          <table:table-cell table:formula="of:=[.D7]" office:value-type="currency" office:currency="RUB" office:value="3100" calcext:value-type="currency">
            <text:p>3 100,00 руб.</text:p>
          </table:table-cell>
          <table:table-cell table:formula="of:=[.I7]*0.18" office:value-type="currency" office:currency="RUB" office:value="2471.763195" calcext:value-type="currency">
            <text:p>2 471,76 руб.</text:p>
          </table:table-cell>
          <table:table-cell table:formula="of:=[.I7]*0.015" office:value-type="currency" office:currency="RUB" office:value="205.98026625" calcext:value-type="currency">
            <text:p>205,98 руб.</text:p>
          </table:table-cell>
          <table:table-cell table:formula="of:=[.J7]+[.K7]+[.L7]" office:value-type="currency" office:currency="RUB" office:value="5777.74346125" calcext:value-type="currency">
            <text:p>5 777,74 руб.</text:p>
          </table:table-cell>
          <table:table-cell table:formula="of:=[.D7]+[.I7]-[.M7]" office:value-type="currency" office:currency="RUB" office:value="11054.27428875" calcext:value-type="currency">
            <text:p>11 054,27 руб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вец 1</text:p>
          </table:table-cell>
          <table:table-cell office:value-type="currency" office:currency="RUB" office:value="4800" calcext:value-type="currency">
            <text:p>4 800,00 руб.</text:p>
          </table:table-cell>
          <table:table-cell office:value-type="float" office:value="19" calcext:value-type="float">
            <text:p>19</text:p>
          </table:table-cell>
          <table:table-cell office:value-type="float" office:value="2800" calcext:value-type="float">
            <text:p>2800</text:p>
          </table:table-cell>
          <table:table-cell table:style-name="ce6" table:formula="of:=[.B8]*1.8275" office:value-type="currency" office:currency="RUB" office:value="8772" calcext:value-type="currency">
            <text:p>8 772,00 руб.</text:p>
          </table:table-cell>
          <table:table-cell table:formula="of:=((15)+(5.4*0.3))*[.E8]/100" office:value-type="currency" office:currency="RUB" office:value="1457.9064" calcext:value-type="currency">
            <text:p>1 457,91 руб.</text:p>
          </table:table-cell>
          <table:table-cell/>
          <table:table-cell table:formula="of:=14870 / 131 * 3 * 0.6" office:value-type="currency" office:currency="RUB" office:value="204.320610687023" calcext:value-type="currency">
            <text:p>204,32 руб.</text:p>
          </table:table-cell>
          <table:table-cell table:formula="of:=[.E8]+[.F8]+[.G8]+[.H8]" office:value-type="currency" office:currency="RUB" office:value="10434.227010687" calcext:value-type="currency">
            <text:p>10 434,23 руб.</text:p>
          </table:table-cell>
          <table:table-cell table:formula="of:=[.D8]" office:value-type="currency" office:currency="RUB" office:value="2800" calcext:value-type="currency">
            <text:p>2 800,00 руб.</text:p>
          </table:table-cell>
          <table:table-cell table:formula="of:=[.I8]*0.18" office:value-type="currency" office:currency="RUB" office:value="1878.16086192366" calcext:value-type="currency">
            <text:p>1 878,16 руб.</text:p>
          </table:table-cell>
          <table:table-cell table:formula="of:=[.I8]*0.015" office:value-type="currency" office:currency="RUB" office:value="156.513405160305" calcext:value-type="currency">
            <text:p>156,51 руб.</text:p>
          </table:table-cell>
          <table:table-cell table:formula="of:=[.J8]+[.K8]+[.L8]" office:value-type="currency" office:currency="RUB" office:value="4834.67426708397" calcext:value-type="currency">
            <text:p>4 834,67 руб.</text:p>
          </table:table-cell>
          <table:table-cell table:formula="of:=[.D8]+[.I8]-[.M8]" office:value-type="currency" office:currency="RUB" office:value="8399.55274360305" calcext:value-type="currency">
            <text:p>8 399,55 руб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вец 2</text:p>
          </table:table-cell>
          <table:table-cell office:value-type="currency" office:currency="RUB" office:value="4350" calcext:value-type="currency">
            <text:p>4 350,00 руб.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  <table:table-cell table:style-name="ce6" table:formula="of:=[.B9]*1.8275" office:value-type="currency" office:currency="RUB" office:value="7949.625" calcext:value-type="currency">
            <text:p>7 949,63 руб.</text:p>
          </table:table-cell>
          <table:table-cell table:formula="of:=((15)+(5.4*0.3))*[.E8]/100" office:value-type="currency" office:currency="RUB" office:value="1457.9064" calcext:value-type="currency">
            <text:p>1 457,91 руб.</text:p>
          </table:table-cell>
          <table:table-cell table:formula="of:=[.B9]*0.1" office:value-type="currency" office:currency="RUB" office:value="435" calcext:value-type="currency">
            <text:p>435,00 руб.</text:p>
          </table:table-cell>
          <table:table-cell/>
          <table:table-cell table:formula="of:=[.E9]+[.F9]+[.G9]+[.H9]" office:value-type="currency" office:currency="RUB" office:value="9842.5314" calcext:value-type="currency">
            <text:p>9 842,53 руб.</text:p>
          </table:table-cell>
          <table:table-cell table:formula="of:=[.D9]" office:value-type="currency" office:currency="RUB" office:value="2500" calcext:value-type="currency">
            <text:p>2 500,00 руб.</text:p>
          </table:table-cell>
          <table:table-cell table:formula="of:=[.I9]*0.18" office:value-type="currency" office:currency="RUB" office:value="1771.655652" calcext:value-type="currency">
            <text:p>1 771,66 руб.</text:p>
          </table:table-cell>
          <table:table-cell table:formula="of:=[.I9]*0.015" office:value-type="currency" office:currency="RUB" office:value="147.637971" calcext:value-type="currency">
            <text:p>147,64 руб.</text:p>
          </table:table-cell>
          <table:table-cell table:formula="of:=[.J9]+[.K9]+[.L9]" office:value-type="currency" office:currency="RUB" office:value="4419.293623" calcext:value-type="currency">
            <text:p>4 419,29 руб.</text:p>
          </table:table-cell>
          <table:table-cell table:formula="of:=[.D9]+[.I9]-[.M9]" office:value-type="currency" office:currency="RUB" office:value="7923.237777" calcext:value-type="currency">
            <text:p>7 923,24 руб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месте</text:p>
          </table:table-cell>
          <table:table-cell table:formula="of:=SUM([.B3:.B9])" office:value-type="currency" office:currency="RUB" office:value="36850" calcext:value-type="currency">
            <text:p>36 850,00 руб.</text:p>
          </table:table-cell>
          <table:table-cell table:formula="of:=SUM([.C3:.C9])" office:value-type="float" office:value="146" calcext:value-type="float">
            <text:p>146</text:p>
          </table:table-cell>
          <table:table-cell table:formula="of:=SUM([.D3:.D9])" office:value-type="float" office:value="17000" calcext:value-type="float">
            <text:p>17000</text:p>
          </table:table-cell>
          <table:table-cell table:formula="of:=SUM([.E3:.E9])" office:value-type="currency" office:currency="RUB" office:value="47950.1477272727" calcext:value-type="currency">
            <text:p>47 950,15 руб.</text:p>
          </table:table-cell>
          <table:table-cell table:style-name="ce4" table:formula="of:=SUM([.F3:.F9])" office:value-type="currency" office:currency="RUB" office:value="8105.99327727273" calcext:value-type="currency">
            <text:p>8 105,99 руб.</text:p>
          </table:table-cell>
          <table:table-cell table:formula="of:=SUM([.G3:.G9])" office:value-type="currency" office:currency="RUB" office:value="2445.25" calcext:value-type="currency">
            <text:p>2 445,25 руб.</text:p>
          </table:table-cell>
          <table:table-cell table:formula="of:=SUM([.H3:.H9])" office:value-type="currency" office:currency="RUB" office:value="204.320610687023" calcext:value-type="currency">
            <text:p>204,32 руб.</text:p>
          </table:table-cell>
          <table:table-cell table:formula="of:=SUM([.I3:.I9])" office:value-type="currency" office:currency="RUB" office:value="58705.7116152325" calcext:value-type="currency">
            <text:p>58 705,71 руб.</text:p>
          </table:table-cell>
          <table:table-cell table:formula="of:=SUM([.J3:.J9])" office:value-type="currency" office:currency="RUB" office:value="17000" calcext:value-type="currency">
            <text:p>17 000,00 руб.</text:p>
          </table:table-cell>
          <table:table-cell table:formula="of:=SUM([.K3:.K9])" office:value-type="currency" office:currency="RUB" office:value="10567.0280907418" calcext:value-type="currency">
            <text:p>10 567,03 руб.</text:p>
          </table:table-cell>
          <table:table-cell table:formula="of:=SUM([.L3:.L9])" office:value-type="currency" office:currency="RUB" office:value="880.585674228487" calcext:value-type="currency">
            <text:p>880,59 руб.</text:p>
          </table:table-cell>
          <table:table-cell table:formula="of:=SUM([.M3:.M9])" office:value-type="currency" office:currency="RUB" office:value="28447.6137649703" calcext:value-type="currency">
            <text:p>28 447,61 руб.</text:p>
          </table:table-cell>
          <table:table-cell table:formula="of:=[.D10]+[.I10]-[.M10]" office:value-type="currency" office:currency="RUB" office:value="47258.0978502621" calcext:value-type="currency">
            <text:p>47 258,10 руб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9:08:24.682874424</meta:creation-date>
    <dc:date>2020-02-28T09:54:21.171009269</dc:date>
    <meta:editing-duration>PT35M1S</meta:editing-duration>
    <meta:editing-cycles>15</meta:editing-cycles>
    <meta:generator>LibreOffice/5.1.6.2$Linux_X86_64 LibreOffice_project/10m0$Build-2</meta:generator>
    <meta:document-statistic meta:table-count="1" meta:cell-count="124" meta:object-count="0"/>
  </office:meta>
</office:document-meta>
</file>